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3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9">00/00/0000</text:date>, <text:time style:data-style-name="N2" text:time-value="11:08:38.5555859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9T13:07:56.571529890</dc:date>
    <meta:editing-duration>P76DT14H19M11S</meta:editing-duration>
    <meta:editing-cycles>303</meta:editing-cycles>
    <meta:generator>LibreOffice/5.4.6.2$Linux_X86_64 LibreOffice_project/40m0$Build-2</meta:generator>
    <meta:document-statistic meta:table-count="2" meta:cell-count="1211" meta:object-count="0"/>
  </office:meta>
</office:document-meta>
</file>